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88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5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61">
      <style:table-cell-properties fo:border-bottom="none" style:text-align-source="fix" style:repeat-content="false" fo:border-left="none" fo:border-right="none" fo:border-top="0.74pt solid #000000"/>
      <style:paragraph-properties fo:text-align="end" fo:margin-left="0in"/>
    </style:style>
    <style:style style:name="ce9" style:family="table-cell" style:parent-style-name="Default" style:data-style-name="N61"/>
    <style:style style:name="ce10" style:family="table-cell" style:parent-style-name="Default" style:data-style-name="N61">
      <style:table-cell-properties fo:border-bottom="none" fo:border-left="none" fo:border-right="none" fo:border-top="0.74pt solid #000000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64"/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row table:style-name="ro1">
          <table:table-cell office:value-type="string" calcext:value-type="string">
            <text:p>Wash 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ce4" office:value-type="string" calcext:value-type="string">
            <text:p>Batch # 343</text:p>
          </table:table-cell>
          <table:table-cell table:style-name="Default"/>
          <table:table-cell table:style-name="ce11" office:value-type="string" calcext:value-type="string">
            <text:p>Vessel 1</text:p>
          </table:table-cell>
          <table:table-cell table:style-name="ce12" office:value-type="time" office:time-value="PT15H23M38S" calcext:value-type="time">
            <text:p>15:23:38</text:p>
          </table:table-cell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" office:value-type="string" calcext:value-type="string">
            <text:p>Cycle 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Stop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Quantity / Remarks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Loading</text:p>
          </table:table-cell>
          <table:table-cell table:style-name="ce8" office:value-type="time" office:time-value="PT11H00M00S" calcext:value-type="time">
            <text:p>11:00:00</text:p>
          </table:table-cell>
          <table:table-cell table:style-name="ce8" office:value-type="time" office:time-value="PT11H15M00S" calcext:value-type="time">
            <text:p>11:15:00</text:p>
          </table:table-cell>
          <table:table-cell table:style-name="ce8" office:value-type="time" office:time-value="PT00H15M00S" calcext:value-type="time">
            <text:p>00:15:00</text:p>
          </table:table-cell>
          <table:table-cell table:style-name="ce14" office:value-type="string" calcext:value-type="string">
            <text:p>1200k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ater In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00H25M00S" calcext:value-type="time">
            <text:p>00:25:00</text:p>
          </table:table-cell>
          <table:table-cell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1</text:p>
          </table:table-cell>
          <table:table-cell office:value-type="string" calcext:value-type="string">
            <text:p>Wash 1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Water Out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ater In</text:p>
          </table:table-cell>
          <table:table-cell table:style-name="ce10" office:value-type="time" office:time-value="PT11H20M00S" calcext:value-type="time">
            <text:p>11:20:00</text:p>
          </table:table-cell>
          <table:table-cell table:style-name="ce10" office:value-type="time" office:time-value="PT11H45M00S" calcext:value-type="time">
            <text:p>11:45:00</text:p>
          </table:table-cell>
          <table:table-cell table:style-name="ce10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2</text:p>
          </table:table-cell>
          <table:table-cell office:value-type="string" calcext:value-type="string">
            <text:p>Wash 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Water Out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ater In</text:p>
          </table:table-cell>
          <table:table-cell table:style-name="ce10" office:value-type="time" office:time-value="PT11H20M00S" calcext:value-type="time">
            <text:p>11:20:00</text:p>
          </table:table-cell>
          <table:table-cell table:style-name="ce10" office:value-type="time" office:time-value="PT11H45M00S" calcext:value-type="time">
            <text:p>11:45:00</text:p>
          </table:table-cell>
          <table:table-cell table:style-name="ce10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3</text:p>
          </table:table-cell>
          <table:table-cell office:value-type="string" calcext:value-type="string">
            <text:p>Wash 3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Water Out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ater In</text:p>
          </table:table-cell>
          <table:table-cell table:style-name="ce10" office:value-type="time" office:time-value="PT11H20M00S" calcext:value-type="time">
            <text:p>11:20:00</text:p>
          </table:table-cell>
          <table:table-cell table:style-name="ce10" office:value-type="time" office:time-value="PT11H45M00S" calcext:value-type="time">
            <text:p>11:45:00</text:p>
          </table:table-cell>
          <table:table-cell table:style-name="ce10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4</text:p>
          </table:table-cell>
          <table:table-cell office:value-type="string" calcext:value-type="string">
            <text:p>Wash 4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Water Out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ater In</text:p>
          </table:table-cell>
          <table:table-cell table:style-name="ce10" office:value-type="time" office:time-value="PT11H20M00S" calcext:value-type="time">
            <text:p>11:20:00</text:p>
          </table:table-cell>
          <table:table-cell table:style-name="ce10" office:value-type="time" office:time-value="PT11H45M00S" calcext:value-type="time">
            <text:p>11:45:00</text:p>
          </table:table-cell>
          <table:table-cell table:style-name="ce10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5</text:p>
          </table:table-cell>
          <table:table-cell office:value-type="string" calcext:value-type="string">
            <text:p>Wash 5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Water Out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Water In</text:p>
          </table:table-cell>
          <table:table-cell table:style-name="ce10" office:value-type="time" office:time-value="PT11H20M00S" calcext:value-type="time">
            <text:p>11:20:00</text:p>
          </table:table-cell>
          <table:table-cell table:style-name="ce10" office:value-type="time" office:time-value="PT11H45M00S" calcext:value-type="time">
            <text:p>11:45:00</text:p>
          </table:table-cell>
          <table:table-cell table:style-name="ce10" office:value-type="time" office:time-value="PT00H25M00S" calcext:value-type="time">
            <text:p>00:25:00</text:p>
          </table:table-cell>
          <table:table-cell table:style-name="ce14" office:value-type="string" calcext:value-type="string">
            <text:p>Fre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ycle 6</text:p>
          </table:table-cell>
          <table:table-cell office:value-type="string" calcext:value-type="string">
            <text:p>Wash 6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06H00M00S" calcext:value-type="time">
            <text:p>06:00: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mical I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00H10M00S" calcext:value-type="time">
            <text:p>00:10:00</text:p>
          </table:table-cell>
          <table:table-cell office:value-type="string" calcext:value-type="string">
            <text:p>35kg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Water Out</text:p>
          </table:table-cell>
          <table:table-cell table:style-name="ce6" table:number-columns-repeated="3"/>
          <table:table-cell table:style-name="ce17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Unloading</text:p>
          </table:table-cell>
          <table:table-cell table:style-name="ce3" table:number-columns-repeated="3"/>
          <table:table-cell table:style-name="ce16"/>
        </table:table-row>
        <table:table-row table:style-name="ro1">
          <table:table-cell table:number-columns-repeated="4"/>
          <table:table-cell table:style-name="ce7" office:value-type="string" calcext:value-type="string">
            <text:p>Total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34M00S" calcext:value-type="time">
            <text:p>12:34:00</text:p>
          </table:table-cell>
          <table:table-cell table:style-name="ce13" office:value-type="time" office:time-value="PT25H34M00S" calcext:value-type="time">
            <text:p>25:34:00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4:18:18.668557348</meta:creation-date>
    <dc:date>2024-10-15T14:43:13.163575743</dc:date>
    <meta:editing-duration>PT13M46S</meta:editing-duration>
    <meta:editing-cycles>3</meta:editing-cycles>
    <meta:generator>LibreOffice/24.2.6.2$Linux_X86_64 LibreOffice_project/420$Build-2</meta:generator>
    <meta:document-statistic meta:table-count="1" meta:cell-count="116" meta:object-count="0"/>
  </office:meta>
</office:document-meta>
</file>